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42320" officeooo:paragraph-rsid="00142320"/>
    </style:style>
    <style:style style:name="P2" style:family="paragraph" style:parent-style-name="Standard">
      <style:text-properties fo:color="#bcbcbc" officeooo:rsid="00142320" officeooo:paragraph-rsid="00142320"/>
    </style:style>
    <style:style style:name="P3" style:family="paragraph" style:parent-style-name="Standard">
      <style:text-properties fo:color="#000000" officeooo:rsid="00142320" officeooo:paragraph-rsid="00142320"/>
    </style:style>
    <style:style style:name="P4" style:family="paragraph" style:parent-style-name="Standard" style:list-style-name="L1">
      <style:text-properties officeooo:paragraph-rsid="00142320"/>
    </style:style>
    <style:style style:name="P5" style:family="paragraph" style:parent-style-name="Standard" style:list-style-name="L1">
      <style:text-properties officeooo:rsid="0015cf37" officeooo:paragraph-rsid="0015cf37"/>
    </style:style>
    <style:style style:name="P6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fo:color="#bcbcbc" officeooo:rsid="00142320" officeooo:paragraph-rsid="00142320"/>
    </style:style>
    <style:style style:name="T1" style:family="text">
      <style:text-properties fo:color="#000000"/>
    </style:style>
    <style:style style:name="T2" style:family="text">
      <style:text-properties fo:color="#000000" officeooo:rsid="001423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 Je veux demander l'emplacement du bushi à déplacer ;<text:line-break/><text:line-break/>- Je veux demander l'emplacement dans lequel mettre le bushi ;<text:line-break/><text:line-break/>- Je veux vérifier la saisie de ces valeurs ;<text:line-break/> - Je veux redemander la saisie des emplacements si ces valeurs sont strictement impossibles ;<text:line-break/> - Sinon je lance le test de validité des valeurs ;<text:line-break/><text:line-break/>- S'il y n'y a pas de pion sur cette case ;<text:line-break/> - Je lui demande de resaisir les valeurs ;<text:line-break/> - Sinon je lance le test de déplacement (horizontal, vertical, diagonal) ;<text:line-break/><text:line-break/>-Je veux vérifier le déplacement à réaliser avec le bushi ;</text:p>
      <text:p text:style-name="P2"/>
      <text:p text:style-name="P6"/>
      <text:p text:style-name="P2"/>
      <text:p text:style-name="P3">Lancer une partie du jeu.</text:p>
      <text:p text:style-name="P3"/>
      <text:p text:style-name="P3">On demande aux joueurs leurs prénoms.</text:p>
      <text:p text:style-name="P3">On demande aux joueurs s’ils veulent voir les règles du jeu.</text:p>
      <text:p text:style-name="P3">On leur associe une couleur d’équipe.</text:p>
      <text:p text:style-name="P3">L’équipe bleue commence toujours.</text:p>
      <text:p text:style-name="P3"/>
      <text:p text:style-name="P3">Pour chaque tour de jeu :</text:p>
      <text:list xml:id="list3546635730" text:style-name="L1">
        <text:list-item>
          <text:p text:style-name="P4"><text:span text:style-name="T2">On demande au premier joueur la position du bushi qu’il veut déplacer :</text:span></text:p>
          <text:list>
            <text:list-item>
              <text:p text:style-name="P1"><text:span text:style-name="T1">Y a-t-il un bushi à cet emplacement ?</text:span></text:p>
            </text:list-item>
            <text:list-item>
              <text:p text:style-name="P1"><text:span text:style-name="T1">Si non, demande d’une position valide (avec bushi dedans)</text:span></text:p>
            </text:list-item>
            <text:list-item>
              <text:p text:style-name="P1"><text:span text:style-name="T1">Si oui, demande de la position où il veut aller</text:span></text:p>
            </text:list-item>
          </text:list>
        </text:list-item>
        <text:list-item>
          <text:p text:style-name="P1"><text:span text:style-name="T1">Le programme vérifie quel bushi se situe à la case de départ :</text:span></text:p>
          <text:list>
            <text:list-item>
              <text:p text:style-name="P5"><text:span text:style-name="T1">Comptez-vous sauter par-dessus un bushi ?</text:span></text:p>
              <text:list>
                <text:list-item>
                  <text:p text:style-name="P5"><text:span text:style-name="T1">Si oui, le programme lance les vérif de sautage</text:span></text:p>
                </text:list-item>
                <text:list-item>
                  <text:p text:style-name="P5"><text:span text:style-name="T1">Sinon, le programme lance les vérif de déplacement</text:span></text:p>
                </text:list-item>
              </text:list>
            </text:list-item>
            <text:list-item>
              <text:p text:style-name="P5"><text:span text:style-name="T1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09:18:47.382000000</meta:creation-date>
    <dc:date>2017-12-15T09:33:31.166000000</dc:date>
    <meta:editing-duration>PT4M23S</meta:editing-duration>
    <meta:editing-cycles>1</meta:editing-cycles>
    <meta:document-statistic meta:table-count="0" meta:image-count="0" meta:object-count="0" meta:page-count="1" meta:paragraph-count="16" meta:word-count="224" meta:character-count="1176" meta:non-whitespace-character-count="968"/>
    <meta:generator>LibreOffice/5.3.6.1$Windows_x86 LibreOffice_project/686f202eff87ef707079aeb7f485847613344eb7</meta:generator>
  </office:meta>
</office:document-meta>
</file>